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21cef" officeooo:paragraph-rsid="00121cef"/>
    </style:style>
    <style:style style:name="P2" style:family="paragraph" style:parent-style-name="Standard">
      <style:text-properties officeooo:rsid="00121cef" officeooo:paragraph-rsid="0013ba53"/>
    </style:style>
    <style:style style:name="P3" style:family="paragraph" style:parent-style-name="Standard">
      <style:text-properties officeooo:rsid="0013ba53" officeooo:paragraph-rsid="0013ba53"/>
    </style:style>
    <style:style style:name="P4" style:family="paragraph" style:parent-style-name="Standard">
      <style:text-properties officeooo:rsid="0014b855" officeooo:paragraph-rsid="0014b855"/>
    </style:style>
    <style:style style:name="P5" style:family="paragraph" style:parent-style-name="Standard">
      <style:text-properties officeooo:rsid="00159b28" officeooo:paragraph-rsid="00159b28"/>
    </style:style>
    <style:style style:name="T1" style:family="text">
      <style:text-properties officeooo:rsid="00159b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w you’re laying asleep, content, </text:p>
      <text:p text:style-name="P1">with tamed eyes, absent from me</text:p>
      <text:p text:style-name="P1">sheltered from me</text:p>
      <text:p text:style-name="P1"/>
      <text:p text:style-name="P1">They caressed your hair</text:p>
      <text:p text:style-name="P1">slipped the pill under your tongue</text:p>
      <text:p text:style-name="P1">and whispered soft “it s okay” ’s</text:p>
      <text:p text:style-name="P1"/>
      <text:p text:style-name="P1">The windows are blurry with rain </text:p>
      <text:p text:style-name="P1">glossing out construction cranes</text:p>
      <text:p text:style-name="P1"><text:span text:style-name="T1">--</text:span>refracting the dying lights</text:p>
      <text:p text:style-name="P1"/>
      <text:p text:style-name="P1">The chairs were almost comfortable</text:p>
      <text:p text:style-name="P1">and within their mutual angle</text:p>
      <text:p text:style-name="P1">you only had to roll your eyes to</text:p>
      <text:p text:style-name="P1">spray a distant stare</text:p>
      <text:p text:style-name="P1"/>
      <text:p text:style-name="P1">We used to have warm ashtrays</text:p>
      <text:p text:style-name="P1">hot coffee, </text:p>
      <text:p text:style-name="P1">cold feet; torn out socks</text:p>
      <text:p text:style-name="P1">Scrambled eggs and “fuck you weddings”</text:p>
      <text:p text:style-name="P1"/>
      <text:p text:style-name="P3">They caressed your hair </text:p>
      <text:p text:style-name="P3">Slipped the pill under your tongue</text:p>
      <text:p text:style-name="P3">and whispered soft it s okay ‘s</text:p>
      <text:p text:style-name="P3"/>
      <text:p text:style-name="P2">You should wake up and forget</text:p>
      <text:p text:style-name="P2">But you slept remembering</text:p>
      <text:p text:style-name="P2"/>
      <text:p text:style-name="P4">They wear white coats </text:p>
      <text:p text:style-name="P4">and indulgent airs</text:p>
      <text:p text:style-name="P4"/>
      <text:p text:style-name="P4">I <text:span text:style-name="T1">will wear</text:span> guilt and satisfaction</text:p>
      <text:p text:style-name="P4">when you woke up and remembered</text:p>
      <text:p text:style-name="P5">I went for a long walk and you never came back</text:p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9:52:18.541403627</meta:creation-date>
    <dc:date>2017-09-18T20:01:25.288283503</dc:date>
    <meta:editing-duration>PT9M6S</meta:editing-duration>
    <meta:editing-cycles>4</meta:editing-cycles>
    <meta:generator>LibreOffice/5.2.6.2$Linux_X86_64 LibreOffice_project/20m0$Build-2</meta:generator>
    <meta:document-statistic meta:table-count="0" meta:image-count="0" meta:object-count="0" meta:page-count="1" meta:paragraph-count="27" meta:word-count="144" meta:character-count="782" meta:non-whitespace-character-count="661"/>
  </office:meta>
</office:document-meta>
</file>